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automatic-styles>
    <style:style style:name="ce1" style:family="table-cell" style:parent-style-name="Default" style:data-style-name="N0"/>
    <style:style style:name="ce2" style:family="table-cell" style:parent-style-name="Titre"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ce3" style:family="table-cell" style:parent-style-name="Default" style:data-style-name="N0">
      <style:table-cell-properties style:vertical-align="automatic" fo:wrap-option="wrap" fo:background-color="transparent"/>
    </style:style>
    <style:style style:name="ce4" style:family="table-cell" style:parent-style-name="Default" style:data-style-name="N0">
      <style:table-cell-properties fo:background-color="transparent"/>
    </style:style>
    <style:style style:name="ce5" style:family="table-cell" style:parent-style-name="Pourcentage" style:data-style-name="N13">
      <style:table-cell-properties style:vertical-align="automatic" fo:wrap-option="wrap" fo:background-color="transparent" style:repeat-content="false"/>
      <style:paragraph-properties fo:text-align="center"/>
    </style:style>
    <style:style style:name="ce6" style:family="table-cell" style:parent-style-name="Date" style:data-style-name="N36">
      <style:table-cell-properties fo:background-color="transparent"/>
    </style:style>
    <style:style style:name="ce7" style:family="table-cell" style:parent-style-name="Titre_160_3" style:data-style-name="N0">
      <style:table-cell-properties fo:border-top="none" fo:border-bottom="none" fo:border-left="none" fo:border-right="thin solid #FFFFFF"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style style:name="ce8" style:family="table-cell" style:parent-style-name="Titre_160_2"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9" style:family="table-cell" style:parent-style-name="Date" style:data-style-name="N36">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ce10" style:family="table-cell" style:parent-style-name="Titre_160_1"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co1" style:family="table-column">
      <style:table-column-properties fo:break-before="auto" style:column-width="0.47625cm"/>
    </style:style>
    <style:style style:name="co2" style:family="table-column">
      <style:table-column-properties fo:break-before="auto" style:column-width="3.79236111111111cm"/>
    </style:style>
    <style:style style:name="co3" style:family="table-column">
      <style:table-column-properties fo:break-before="auto" style:column-width="5.41513888888889cm"/>
    </style:style>
    <style:style style:name="co4" style:family="table-column">
      <style:table-column-properties fo:break-before="auto" style:column-width="3.12208333333333cm" style:use-optimal-column-width="true"/>
    </style:style>
    <style:style style:name="co5" style:family="table-column">
      <style:table-column-properties fo:break-before="auto" style:column-width="15.1694444444444cm"/>
    </style:style>
    <style:style style:name="co6" style:family="table-column">
      <style:table-column-properties fo:break-before="auto" style:column-width="1.60513888888889cm"/>
    </style:style>
    <style:style style:name="co7" style:family="table-column">
      <style:table-column-properties fo:break-before="auto" style:column-width="2.76930555555556cm"/>
    </style:style>
    <style:style style:name="ro1" style:family="table-row">
      <style:table-row-properties style:row-height="42.7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8pt" style:use-optimal-row-height="false" fo:break-before="auto"/>
    </style:style>
    <style:style style:name="ro4" style:family="table-row">
      <style:table-row-properties style:row-height="30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
          <table:help-message table:display="true">
            <text:p>Entrez la date d’échéance dans cette colonne sous ce titre.</text:p>
          </table:help-message>
          <table:error-message table:display="true"/>
        </table:content-validation>
        <table:content-validation table:name="val3">
          <table:help-message table:display="true">
            <text:p>Entrez les notes dans cette colonne sous ce titre.</text:p>
          </table:help-message>
          <table:error-message table:display="true"/>
        </table:content-validation>
        <table:content-validation table:name="val4">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5">
          <table:help-message table:display="true">
            <text:p>Entrez le nom de la personne en charge dans la cellule à droite.</text:p>
          </table:help-message>
          <table:error-message table:display="true"/>
        </table:content-validation>
        <table:content-validation table:name="val6">
          <table:help-message table:display="true">
            <text:p>Entrez le nom de la personne en charge dans cette cellule.</text:p>
          </table:help-message>
          <table:error-message table:display="true"/>
        </table:content-validation>
        <table:content-validation table:name="val7">
          <table:help-message table:display="true">
            <text:p>Entrez la date d’échéance dans la cellule à droite.</text:p>
          </table:help-message>
          <table:error-message table:display="true"/>
        </table:content-validation>
        <table:content-validation table:name="val8">
          <table:help-message table:display="true">
            <text:p>Entrez la date d’échéance de cette cellule.</text:p>
          </table:help-message>
          <table:error-message table:display="true"/>
        </table:content-validation>
        <table:content-validation table:name="val9">
          <table:help-message table:display="true">
            <text:p>Entrez les détails du projet 1 dans le tableau ci-dessous.</text:p>
          </table:help-message>
          <table:error-message table:display="true"/>
        </table:content-validation>
        <table:content-validation table:name="val1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11">
          <table:help-message table:display="true">
            <text:p>Entrez la phase du projet dans cette colonne sous ce titre.</text:p>
          </table:help-message>
          <table:error-message table:display="true"/>
        </table:content-validation>
        <table:content-validation table:name="val12">
          <table:help-message table:display="true">
            <text:p>Entrez les notes dans cette colonne sous ce titre.</text:p>
          </table:help-message>
          <table:error-message table:display="true"/>
        </table:content-validation>
        <table:content-validation table:name="val13">
          <table:help-message table:display="true">
            <text:p>Entrez la date d’échéance dans cette colonne sous ce titre.</text:p>
          </table:help-message>
          <table:error-message table:display="true"/>
        </table:content-validation>
        <table:content-validation table:name="val14">
          <table:help-message table:display="true">
            <text:p>Entrez la phase du projet dans cette colonne sous ce titre.</text:p>
          </table:help-message>
          <table:error-message table:display="true"/>
        </table:content-validation>
        <table:content-validation table:name="val15">
          <table:help-message table:display="true">
            <text:p>Entrez la date d’échéance de cette cellule.</text:p>
          </table:help-message>
          <table:error-message table:display="true"/>
        </table:content-validation>
        <table:content-validation table:name="val16">
          <table:help-message table:display="true">
            <text:p>Entrez la date d’échéance dans la cellule à droite.</text:p>
          </table:help-message>
          <table:error-message table:display="true"/>
        </table:content-validation>
        <table:content-validation table:name="val17">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18">
          <table:help-message table:display="true">
            <text:p>Entrez le nom de la personne en charge dans la cellule à droite.</text:p>
          </table:help-message>
          <table:error-message table:display="true"/>
        </table:content-validation>
        <table:content-validation table:name="val19">
          <table:help-message table:display="true">
            <text:p>Entrez le nom de la personne en charge dans cette cellule.</text:p>
          </table:help-message>
          <table:error-message table:display="true"/>
        </table:content-validation>
        <table:content-validation table:name="val20">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21">
          <table:help-message table:display="true">
            <text:p>Entrez les détails du projet 1 dans le tableau ci-dessous.</text:p>
          </table:help-message>
          <table:error-message table:display="true"/>
        </table:content-validation>
        <table:content-validation table:name="val22">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 table:name="val23">
          <table:help-message table:display="true">
            <text:p>Entrez les notes dans cette colonne sous ce titre.</text:p>
          </table:help-message>
          <table:error-message table:display="true"/>
        </table:content-validation>
        <table:content-validation table:name="val24">
          <table:help-message table:display="true">
            <text:p>Entrez la date d’échéance dans cette colonne sous ce titre.</text:p>
          </table:help-message>
          <table:error-message table:display="true"/>
        </table:content-validation>
        <table:content-validation table:name="val25">
          <table:help-message table:display="true">
            <text:p>Entrez la phase du projet dans cette colonne sous ce titre.</text:p>
          </table:help-message>
          <table:error-message table:display="true"/>
        </table:content-validation>
        <table:content-validation table:name="val26">
          <table:help-message table:display="true">
            <text:p>Entrez la date d’échéance dans la cellule à droite.</text:p>
          </table:help-message>
          <table:error-message table:display="true"/>
        </table:content-validation>
        <table:content-validation table:name="val27">
          <table:help-message table:display="true">
            <text:p>Entrez la date d’échéance de cette cellule.</text:p>
          </table:help-message>
          <table:error-message table:display="true"/>
        </table:content-validation>
        <table:content-validation table:name="val28">
          <table:help-message table:display="true">
            <text:p>Le titre de la feuille de calcul figure dans cette cellule. Entrez le nom de la personne chargée de ce projet dans la cellule D3 et la date d’échéance dans la cellule D4. Entrez les détails du projet dans le tableau commençant à la cellule B7.</text:p>
          </table:help-message>
          <table:error-message table:display="true"/>
        </table:content-validation>
        <table:content-validation table:name="val29">
          <table:help-message table:display="true">
            <text:p>Entrez le nom de la personne en charge dans la cellule à droite.</text:p>
          </table:help-message>
          <table:error-message table:display="true"/>
        </table:content-validation>
        <table:content-validation table:name="val30">
          <table:help-message table:display="true">
            <text:p>Entrez le nom de la personne en charge dans cette cellule.</text:p>
          </table:help-message>
          <table:error-message table:display="true"/>
        </table:content-validation>
        <table:content-validation table:name="val31">
          <table:help-message table:display="true">
            <text:p>Entrez le pourcentage accompli dans cette colonne sous ce titre. La barre de données affichant le pourcentage accompli est mise à jour automatiquement dans chaque ligne. Utilisez les filtres de titre pour trouver des entrées spécifiques.</text:p>
          </table:help-message>
          <table:error-message table:display="true"/>
        </table:content-validation>
        <table:content-validation table:name="val32">
          <table:help-message table:display="true">
            <text:p>Entrez les détails du projet 1 dans le tableau ci-dessous.</text:p>
          </table:help-message>
          <table:error-message table:display="true"/>
        </table:content-validation>
        <table:content-validation table:name="val33">
          <table:help-message table:display="true">
            <text:p>Créez une liste de tâches pour des projets dans ce classeur. Entrez les détails du projet 1 dans cette feuille de calcul, et les détails des projets 2 et 3 dans les feuilles de calcul suivantes.</text:p>
          </table:help-message>
          <table:error-message table:display="true"/>
        </table:content-validation>
      </table:content-validations>
      <table:table table:name="Semaine_45"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1" table:style-name="ce1"/>
          <table:table-cell office:value-type="string" table:content-validation-name="val4"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5" table:style-name="ce7">
            <text:p>Nom</text:p>
          </table:table-cell>
          <table:covered-table-cell/>
          <table:table-cell office:value-type="string" table:number-columns-spanned="2" table:number-rows-spanned="1" table:content-validation-name="val6"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7" table:style-name="ce7">
            <text:p>Module</text:p>
          </table:table-cell>
          <table:covered-table-cell/>
          <table:table-cell office:value-type="string" table:number-columns-spanned="2" table:number-rows-spanned="1" table:content-validation-name="val8"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9" table:style-name="ce10">
            <text:p>Projet 1</text:p>
          </table:table-cell>
          <table:covered-table-cell table:number-columns-repeated="3"/>
          <table:table-cell table:number-columns-repeated="16379"/>
        </table:table-row>
        <table:table-row table:style-name="ro4">
          <table:table-cell/>
          <table:table-cell office:value-type="string" table:content-validation-name="val10" table:style-name="ce3">
            <text:p>% accompli</text:p>
          </table:table-cell>
          <table:table-cell office:value-type="string" table:content-validation-name="val11" table:style-name="ce3">
            <text:p>Phase</text:p>
          </table:table-cell>
          <table:table-cell office:value-type="string" table:content-validation-name="val2" table:style-name="ce3">
            <text:p>Échéance</text:p>
          </table:table-cell>
          <table:table-cell office:value-type="string" table:content-validation-name="val3" table:style-name="ce4">
            <text:p>Note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Cahier charges</text:p>
          </table:table-cell>
          <table:table-cell office:value-type="date" office:date-value="2019-11-08T00:00:00" table:style-name="ce6">
            <text:p>8-nov.-19</text:p>
          </table:table-cell>
          <table:table-cell office:value-type="string" table:style-name="ce3">
            <text:p>Etablir le cahier des charges du modules externes<text:s/></text:p>
          </table:table-cell>
          <table:table-cell table:number-columns-repeated="16379"/>
        </table:table-row>
        <table:table-row table:style-name="ro4">
          <table:table-cell/>
          <table:table-cell office:value-type="percentage" office:value="1" table:style-name="ce5">
            <text:p>100%</text:p>
          </table:table-cell>
          <table:table-cell office:value-type="string" table:style-name="ce1">
            <text:p>Mise en place répertoire Github</text:p>
          </table:table-cell>
          <table:table-cell office:value-type="date" office:date-value="2019-11-08T00:00:00" table:style-name="ce6">
            <text:p>8-nov.-19</text:p>
          </table:table-cell>
          <table:table-cell office:value-type="string" table:style-name="ce3">
            <text:p>Création du repository + ajout du cahier des charge + les fichiers taches</text:p>
          </table:table-cell>
          <table:table-cell table:number-columns-repeated="16379"/>
        </table:table-row>
        <table:table-row table:style-name="ro4">
          <table:table-cell/>
          <table:table-cell office:value-type="percentage" office:value="0.1" table:style-name="ce5">
            <text:p>10%</text:p>
          </table:table-cell>
          <table:table-cell office:value-type="string" table:style-name="ce4">
            <text:p>Recherche</text:p>
          </table:table-cell>
          <table:table-cell table:style-name="ce6"/>
          <table:table-cell office:value-type="string" table:style-name="ce3">
            <text:p>Rechercher sur le ESP3266 + Ecran LCD SSD1306</text:p>
          </table:table-cell>
          <table:table-cell table:number-columns-repeated="16379"/>
        </table:table-row>
        <table:table-row table:number-rows-repeated="1048566" table:style-name="ro4">
          <table:table-cell table:number-columns-repeated="16384"/>
        </table:table-row>
        <table:named-expressions>
          <table:named-range table:name="Print_Titles" table:cell-range-address="Semaine_45.$A$7:Semaine_45.$XFD$7" table:base-cell-address="Semaine_45.$A$1"/>
        </table:named-expressions>
      </table:table>
      <table:table table:name="Semaine_46" table:style-name="ta1">
        <table:table-column table:style-name="co1" table:default-cell-style-name="ce1"/>
        <table:table-column table:style-name="co7"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22" table:style-name="ce1"/>
          <table:table-cell office:value-type="string" table:content-validation-name="val17"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18" table:style-name="ce7">
            <text:p>Nom</text:p>
          </table:table-cell>
          <table:covered-table-cell/>
          <table:table-cell office:value-type="string" table:number-columns-spanned="2" table:number-rows-spanned="1" table:content-validation-name="val19"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16" table:style-name="ce7">
            <text:p>Module</text:p>
          </table:table-cell>
          <table:covered-table-cell/>
          <table:table-cell office:value-type="string" table:number-columns-spanned="2" table:number-rows-spanned="1" table:content-validation-name="val15"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21" table:style-name="ce10">
            <text:p>Projet 1</text:p>
          </table:table-cell>
          <table:covered-table-cell table:number-columns-repeated="3"/>
          <table:table-cell table:number-columns-repeated="16379"/>
        </table:table-row>
        <table:table-row table:style-name="ro4">
          <table:table-cell/>
          <table:table-cell office:value-type="string" table:content-validation-name="val20" table:style-name="ce3">
            <text:p>% accompli</text:p>
          </table:table-cell>
          <table:table-cell office:value-type="string" table:content-validation-name="val14" table:style-name="ce3">
            <text:p>Phase</text:p>
          </table:table-cell>
          <table:table-cell office:value-type="string" table:content-validation-name="val13" table:style-name="ce3">
            <text:p>Échéance</text:p>
          </table:table-cell>
          <table:table-cell office:value-type="string" table:content-validation-name="val12"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6.$A$7:Semaine_46.$XFD$7" table:base-cell-address="Semaine_46.$A$1"/>
        </table:named-expressions>
      </table:table>
      <table:table table:name="Semaine_47" table:style-name="ta1">
        <table:table-column table:style-name="co1" table:default-cell-style-name="ce1"/>
        <table:table-column table:style-name="co7" table:default-cell-style-name="ce1"/>
        <table:table-column table:style-name="co3" table:default-cell-style-name="ce1"/>
        <table:table-column table:style-name="co4" table:default-cell-style-name="ce1"/>
        <table:table-column table:style-name="co5" table:default-cell-style-name="ce1"/>
        <table:table-column table:style-name="co1" table:default-cell-style-name="ce1"/>
        <table:table-column table:style-name="co6" table:number-columns-repeated="16378" table:default-cell-style-name="ce1"/>
        <table:table-row table:style-name="ro1">
          <table:table-cell table:content-validation-name="val33" table:style-name="ce1"/>
          <table:table-cell office:value-type="string" table:content-validation-name="val28" table:style-name="ce2">
            <text:p>Liste de tâches</text:p>
          </table:table-cell>
          <table:table-cell table:number-columns-repeated="3" table:style-name="ce2"/>
          <table:table-cell table:number-columns-repeated="16379"/>
        </table:table-row>
        <table:table-row table:style-name="ro2">
          <table:table-cell/>
          <table:table-cell table:number-columns-repeated="16383" table:style-name="ce1"/>
        </table:table-row>
        <table:table-row table:style-name="ro3">
          <table:table-cell/>
          <table:table-cell office:value-type="string" table:number-columns-spanned="2" table:number-rows-spanned="1" table:content-validation-name="val29" table:style-name="ce7">
            <text:p>Nom</text:p>
          </table:table-cell>
          <table:covered-table-cell/>
          <table:table-cell office:value-type="string" table:number-columns-spanned="2" table:number-rows-spanned="1" table:content-validation-name="val30" table:style-name="ce8">
            <text:p>Giauffret Vincent</text:p>
          </table:table-cell>
          <table:covered-table-cell/>
          <table:table-cell table:number-columns-repeated="16379"/>
        </table:table-row>
        <table:table-row table:style-name="ro3">
          <table:table-cell/>
          <table:table-cell office:value-type="string" table:number-columns-spanned="2" table:number-rows-spanned="1" table:content-validation-name="val26" table:style-name="ce7">
            <text:p>Module</text:p>
          </table:table-cell>
          <table:covered-table-cell/>
          <table:table-cell office:value-type="string" table:number-columns-spanned="2" table:number-rows-spanned="1" table:content-validation-name="val27" table:style-name="ce9">
            <text:p>Module Externe</text:p>
          </table:table-cell>
          <table:covered-table-cell/>
          <table:table-cell table:number-columns-repeated="16379"/>
        </table:table-row>
        <table:table-row table:style-name="ro2">
          <table:table-cell/>
          <table:table-cell table:number-columns-repeated="16383" table:style-name="ce1"/>
        </table:table-row>
        <table:table-row table:style-name="ro4">
          <table:table-cell/>
          <table:table-cell office:value-type="string" table:number-columns-spanned="4" table:number-rows-spanned="1" table:content-validation-name="val32" table:style-name="ce10">
            <text:p>Projet 1</text:p>
          </table:table-cell>
          <table:covered-table-cell table:number-columns-repeated="3"/>
          <table:table-cell table:number-columns-repeated="16379"/>
        </table:table-row>
        <table:table-row table:style-name="ro4">
          <table:table-cell/>
          <table:table-cell office:value-type="string" table:content-validation-name="val31" table:style-name="ce3">
            <text:p>% accompli</text:p>
          </table:table-cell>
          <table:table-cell office:value-type="string" table:content-validation-name="val25" table:style-name="ce3">
            <text:p>Phase</text:p>
          </table:table-cell>
          <table:table-cell office:value-type="string" table:content-validation-name="val24" table:style-name="ce3">
            <text:p>Échéance</text:p>
          </table:table-cell>
          <table:table-cell office:value-type="string" table:content-validation-name="val23" table:style-name="ce4">
            <text:p>Notes</text:p>
          </table:table-cell>
          <table:table-cell table:number-columns-repeated="16379"/>
        </table:table-row>
        <table:table-row table:number-rows-repeated="2" table:style-name="ro4">
          <table:table-cell/>
          <table:table-cell table:style-name="ce5"/>
          <table:table-cell table:style-name="ce1"/>
          <table:table-cell table:style-name="ce6"/>
          <table:table-cell table:style-name="ce3"/>
          <table:table-cell table:number-columns-repeated="16379"/>
        </table:table-row>
        <table:table-row table:style-name="ro4">
          <table:table-cell/>
          <table:table-cell table:style-name="ce5"/>
          <table:table-cell table:style-name="ce4"/>
          <table:table-cell table:style-name="ce6"/>
          <table:table-cell table:style-name="ce3"/>
          <table:table-cell table:number-columns-repeated="16379"/>
        </table:table-row>
        <table:table-row table:number-rows-repeated="1048566" table:style-name="ro4">
          <table:table-cell table:number-columns-repeated="16384"/>
        </table:table-row>
        <table:named-expressions>
          <table:named-range table:name="Print_Titles" table:cell-range-address="Semaine_47.$A$7:Semaine_47.$XFD$7" table:base-cell-address="Semaine_47.$A$1"/>
        </table:named-expressions>
      </table:table>
      <table:named-expressions>
        <table:named-range table:name="Titre" table:cell-range-address="Semaine_45.$B$1" table:base-cell-address="Semaine_45.$A$1"/>
        <table:named-range table:name="TitreColonne1" table:cell-range-address="Semaine_45.$B$7" table:base-cell-address="Semaine_45.$A$1"/>
        <table:named-expression table:name="TitreColonne2" table:expression="of:=[.#REF!]" table:base-cell-address="Semaine_45.$A$1"/>
        <table:named-expression table:name="TitreColonne3" table:expression="of:=[.#REF!]" table:base-cell-address="Semaine_45.$A$1"/>
        <table:named-range table:name="ZonteTitreLigne1..D4" table:cell-range-address="Semaine_45.$B$3:Semaine_45.$C$3" table:base-cell-address="Semaine_45.$A$1"/>
      </table:named-expressions>
      <table:database-ranges>
        <table:database-range table:target-range-address="Semaine_45.B7:Semaine_45.E10" table:name="Projet1" table:display-filter-buttons="true"/>
        <table:database-range table:target-range-address="Semaine_46.B7:Semaine_46.E10" table:name="Projet13" table:display-filter-buttons="true"/>
        <table:database-range table:target-range-address="Semaine_47.B7:Semaine_47.E10" table:name="Projet14"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Perpetua" svg:font-family="Perpetua"/>
    <style:font-face style:name="Franklin Gothic Book" svg:font-family="&quot;Franklin Gothic Book&quot;"/>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36P0" number:language="fr" number:country="FR">
      <number:day/>
      <number:text>-</number:text>
      <number:month number:textual="true"/>
      <number:text>-</number:text>
      <number:year/>
    </number:date-style>
    <number:text-style style:name="N36">
      <number:text-content/>
      <style:map style:condition="value()&gt;=0" style:apply-style-name="N36P0"/>
    </number:text-style>
    <number:date-style style:name="N37P0" number:language="en" number:country="US">
      <number:day/>
      <number:text>-</number:text>
      <number:month number:textual="true"/>
      <number:text>-</number:text>
      <number:year/>
    </number:date-style>
    <number:text-style style:name="N37">
      <number:text-content/>
      <style:map style:condition="value()&gt;=0" style:apply-style-name="N37P0"/>
    </number:text-style>
    <style:style style:name="Date" style:family="table-cell" style:data-style-name="N37"/>
    <style:style style:name="Default" style:family="table-cell" style:data-style-name="N0">
      <style:table-cell-properties style:vertical-align="automatic" fo:wrap-option="wrap" fo:background-color="transparent"/>
      <style:text-properties fo:color="#000000" style:font-name="Perpetua" style:font-name-asian="Perpetua" style:font-name-complex="Perpetua" fo:font-size="11pt" style:font-size-asian="11pt" style:font-size-complex="11pt"/>
    </style:style>
    <style:style style:name="Pourcentage" style:family="table-cell" style:data-style-name="N13"/>
    <style:style style:name="Titre" style:family="table-cell" style:data-style-name="N0">
      <style:table-cell-properties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size="24pt" style:font-size-asian="24pt" style:font-size-complex="24pt" fo:font-weight="bold" style:font-weight-asian="bold" style:font-weight-complex="bold" style:font-family-generic="swiss"/>
    </style:style>
    <style:style style:name="Titre_160_1" style:display-name="Titre 1" style:family="table-cell" style:data-style-name="N0">
      <style:table-cell-properties style:vertical-align="automatic" fo:wrap-option="wrap" fo:background-color="#9B2D1F"/>
      <style:text-properties fo:color="#FFFFFF" style:font-name="Franklin Gothic Book" style:font-name-asian="Franklin Gothic Book" style:font-name-complex="Franklin Gothic Book" fo:font-size="13pt" style:font-size-asian="13pt" style:font-size-complex="13pt" fo:font-weight="bold" style:font-weight-asian="bold" style:font-weight-complex="bold" style:font-family-generic="swiss"/>
    </style:style>
    <style:style style:name="Titre_160_2" style:display-name="Titre 2" style:family="table-cell" style:data-style-name="N0">
      <style:table-cell-properties fo:border="thin solid #FFFFFF" style:vertical-align="automatic" fo:wrap-option="wrap" fo:background-color="#F4CDC8" style:repeat-content="false"/>
      <style:paragraph-properties fo:text-align="start" fo:margin-left="0cm"/>
      <style:text-properties style:font-name="Franklin Gothic Book" style:font-name-asian="Franklin Gothic Book" style:font-name-complex="Franklin Gothic Book" fo:font-weight="bold" style:font-weight-asian="bold" style:font-weight-complex="bold" style:font-family-generic="swiss"/>
    </style:style>
    <style:style style:name="Titre_160_3" style:display-name="Titre 3" style:family="table-cell" style:data-style-name="N0">
      <style:table-cell-properties style:vertical-align="automatic" fo:wrap-option="wrap" fo:background-color="#9B2D1F" style:repeat-content="false"/>
      <style:paragraph-properties fo:text-align="end" fo:margin-right="0cm"/>
      <style:text-properties fo:color="#FFFFFF" style:font-name="Franklin Gothic Book" style:font-name-asian="Franklin Gothic Book" style:font-name-complex="Franklin Gothic Book" fo:font-weight="bold" style:font-weight-asian="bold" style:font-weight-complex="bold"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25in" fo:margin-bottom="0.25in" fo:margin-left="0.5in" fo:margin-right="0.5in" style:print-orientation="portrait" style:print-page-order="ttb" style:first-page-number="continue" style:scale-to="90%" style:table-centering="horizontal" style:print="objects charts drawings"/>
      <style:header-style>
        <style:header-footer-properties fo:min-height="0.25in" fo:margin-left="0.5in" fo:margin-right="0.5in" fo:margin-bottom="0in"/>
      </style:header-style>
      <style:footer-style>
        <style:header-footer-properties fo:min-height="0.25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328</meta:generator>
    <dc:title/>
    <meta:initial-creator>user</meta:initial-creator>
    <dc:creator>user</dc:creator>
    <meta:creation-date>2017-06-01T07:23:48Z</meta:creation-date>
    <dc:date>2019-11-08T15:32:49Z</dc:date>
  </office:meta>
</office:document-meta>
</file>